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roid Serif" svg:font-family="'Droid Serif', Calibri, 'Times New Roman', serif"/>
    <style:font-face style:name="Lohit Hindi1" svg:font-family="'Lohit Hindi'"/>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499cm"/>
    </style:style>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7"/>
    <style:style style:name="P7" style:family="paragraph" style:parent-style-name="Text_20_body" style:list-style-name="L11"/>
    <style:style style:name="P8" style:family="paragraph" style:parent-style-name="Text_20_body">
      <style:text-properties style:font-name="inherit"/>
    </style:style>
    <style:style style:name="P9" style:family="paragraph" style:parent-style-name="Text_20_body">
      <style:text-properties style:font-name="inherit" fo:font-weight="bold"/>
    </style:style>
    <style:style style:name="P10" style:family="paragraph" style:parent-style-name="Text_20_body" style:list-style-name="L13"/>
    <style:style style:name="P11" style:family="paragraph" style:parent-style-name="Text_20_body" style:list-style-name="L17"/>
    <style:style style:name="P12" style:family="paragraph" style:parent-style-name="Text_20_body">
      <style:paragraph-properties fo:margin-top="0cm" fo:margin-bottom="0cm"/>
    </style:style>
    <style:style style:name="P13" style:family="paragraph" style:parent-style-name="Text_20_body" style:list-style-name="L3">
      <style:paragraph-properties fo:margin-top="0cm" fo:margin-bottom="0cm"/>
    </style:style>
    <style:style style:name="P14" style:family="paragraph" style:parent-style-name="Text_20_body">
      <style:paragraph-properties fo:margin-top="0cm" fo:margin-bottom="0cm" fo:text-align="center" style:justify-single-word="false"/>
    </style:style>
    <style:style style:name="P15" style:family="paragraph" style:parent-style-name="Text_20_body" style:list-style-name="L4">
      <style:paragraph-properties fo:margin-top="0cm" fo:margin-bottom="0cm"/>
    </style:style>
    <style:style style:name="P16" style:family="paragraph" style:parent-style-name="Text_20_body" style:list-style-name="L5">
      <style:paragraph-properties fo:margin-top="0cm" fo:margin-bottom="0cm"/>
    </style:style>
    <style:style style:name="P17" style:family="paragraph" style:parent-style-name="Text_20_body" style:list-style-name="L7">
      <style:paragraph-properties fo:margin-top="0cm" fo:margin-bottom="0cm"/>
    </style:style>
    <style:style style:name="P18" style:family="paragraph" style:parent-style-name="Text_20_body" style:list-style-name="L11">
      <style:paragraph-properties fo:margin-top="0cm" fo:margin-bottom="0cm"/>
    </style:style>
    <style:style style:name="P19" style:family="paragraph" style:parent-style-name="Text_20_body" style:list-style-name="L13">
      <style:paragraph-properties fo:margin-top="0cm" fo:margin-bottom="0cm"/>
    </style:style>
    <style:style style:name="P20" style:family="paragraph" style:parent-style-name="Text_20_body" style:list-style-name="L17">
      <style:paragraph-properties fo:margin-top="0cm" fo:margin-bottom="0cm"/>
    </style:style>
    <style:style style:name="P21" style:family="paragraph" style:parent-style-name="Text_20_body">
      <style:paragraph-properties fo:margin-top="0cm" fo:margin-bottom="0cm" style:writing-mode="lr-tb"/>
    </style:style>
    <style:style style:name="P22" style:family="paragraph" style:parent-style-name="Text_20_body">
      <style:paragraph-properties fo:margin-top="0.318cm" fo:margin-bottom="0.212cm" style:line-height-at-least="0.582cm"/>
    </style:style>
    <style:style style:name="P23" style:family="paragraph" style:parent-style-name="Text_20_body" style:list-style-name="L18">
      <style:paragraph-properties fo:margin-top="0.529cm" fo:margin-bottom="0.212cm"/>
    </style:style>
    <style:style style:name="P24" style:family="paragraph" style:parent-style-name="Text_20_body">
      <style:paragraph-properties fo:padding="0cm" fo:border="none"/>
    </style:style>
    <style:style style:name="P25" style:family="paragraph" style:parent-style-name="Quotations" style:list-style-name="L6"/>
    <style:style style:name="P26" style:family="paragraph" style:parent-style-name="Quotations" style:list-style-name="L8"/>
    <style:style style:name="P27" style:family="paragraph" style:parent-style-name="Quotations" style:list-style-name="L9"/>
    <style:style style:name="P28" style:family="paragraph" style:parent-style-name="Quotations" style:list-style-name="L10"/>
    <style:style style:name="P29" style:family="paragraph" style:parent-style-name="Quotations" style:list-style-name="L12"/>
    <style:style style:name="P30" style:family="paragraph" style:parent-style-name="Quotations">
      <style:text-properties style:font-name="inherit" fo:font-weight="bold"/>
    </style:style>
    <style:style style:name="P31" style:family="paragraph" style:parent-style-name="Quotations" style:list-style-name="L14"/>
    <style:style style:name="P32" style:family="paragraph" style:parent-style-name="Quotations" style:list-style-name="L15"/>
    <style:style style:name="P33" style:family="paragraph" style:parent-style-name="Quotations" style:list-style-name="L16"/>
    <style:style style:name="P34" style:family="paragraph" style:parent-style-name="Quotations" style:list-style-name="L6">
      <style:paragraph-properties fo:margin-top="0cm" fo:margin-bottom="0cm"/>
    </style:style>
    <style:style style:name="P35" style:family="paragraph" style:parent-style-name="Quotations" style:list-style-name="L8">
      <style:paragraph-properties fo:margin-top="0cm" fo:margin-bottom="0cm"/>
    </style:style>
    <style:style style:name="P36" style:family="paragraph" style:parent-style-name="Quotations" style:list-style-name="L9">
      <style:paragraph-properties fo:margin-top="0cm" fo:margin-bottom="0cm"/>
    </style:style>
    <style:style style:name="P37" style:family="paragraph" style:parent-style-name="Quotations" style:list-style-name="L10">
      <style:paragraph-properties fo:margin-top="0cm" fo:margin-bottom="0cm"/>
    </style:style>
    <style:style style:name="P38" style:family="paragraph" style:parent-style-name="Quotations" style:list-style-name="L12">
      <style:paragraph-properties fo:margin-top="0cm" fo:margin-bottom="0cm"/>
    </style:style>
    <style:style style:name="P39" style:family="paragraph" style:parent-style-name="Quotations" style:list-style-name="L14">
      <style:paragraph-properties fo:margin-top="0cm" fo:margin-bottom="0cm"/>
    </style:style>
    <style:style style:name="P40" style:family="paragraph" style:parent-style-name="Quotations" style:list-style-name="L15">
      <style:paragraph-properties fo:margin-top="0cm" fo:margin-bottom="0cm"/>
    </style:style>
    <style:style style:name="P41" style:family="paragraph" style:parent-style-name="Quotations" style:list-style-name="L16">
      <style:paragraph-properties fo:margin-top="0cm" fo:margin-bottom="0cm"/>
    </style:style>
    <style:style style:name="P42" style:family="paragraph" style:parent-style-name="Heading_20_4">
      <style:paragraph-properties fo:margin-top="0.529cm" fo:margin-bottom="0.212cm"/>
    </style:style>
    <style:style style:name="P43" style:family="paragraph">
      <style:paragraph-properties fo:text-align="start"/>
      <style:text-properties style:text-line-through-style="none" fo:font-family="'Droid Sans Mono'" style:font-family-generic="modern" style:font-pitch="fixed" fo:font-size="10pt" fo:font-style="normal" style:text-underline-style="none"/>
    </style:style>
    <style:style style:name="T1" style:family="text">
      <style:text-properties fo:font-variant="normal" fo:text-transform="none" fo:color="#888888" style:font-name="Droid Serif" fo:font-size="10.5pt" fo:font-style="normal" fo:font-weight="normal"/>
    </style:style>
    <style:style style:name="T2" style:family="text">
      <style:text-properties style:font-name="inherit"/>
    </style:style>
    <style:style style:name="T3" style:family="text">
      <style:text-properties style:font-name="inherit" fo:font-weight="bold"/>
    </style:style>
    <style:style style:name="T4" style:family="text">
      <style:text-properties style:font-name="inherit" style:text-underline-style="solid" style:text-underline-width="auto" style:text-underline-color="font-color"/>
    </style:style>
    <style:style style:name="T5" style:family="text">
      <style:text-properties style:font-name="inherit" fo:font-style="italic"/>
    </style:style>
    <style:style style:name="T6" style:family="text">
      <style:text-properties style:font-name="inherit" fo:font-size="18pt"/>
    </style:style>
    <style:style style:name="T7" style:family="text">
      <style:text-properties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search" xlink:type="simple">
          <form:properties>
            <form:property form:property-name="PropertyChangeNotificationEnabled" office:value-type="boolean" office:boolean-value="true"/>
          </form:properties>
          <form:text form:name="q" form:control-implementation="ooo:com.sun.star.form.component.TextField" xml:id="control1" form:id="control1" form:current-value="Search" form:value="Search" form:convert-empty-to-null="true">
            <form:properties>
              <form:property form:property-name="DefaultControl" office:value-type="string" office:string-value="com.sun.star.form.control.TextField"/>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J_FL_Cover" text:anchor-type="page" text:anchor-page-number="1" svg:x="0cm" svg:y="0cm" svg:width="0.041cm" draw:z-index="6">
        <draw:text-box fo:min-height="0.041cm">
          <text:p text:style-name="Text_20_body"/>
        </draw:text-box>
      </draw:frame>
      <text:p text:style-name="Standard"><draw:a xlink:type="simple" xlink:href="mailto:shabeeribm@gmail.com"><draw:frame draw:style-name="fr2" draw:name="graphics1" text:anchor-type="as-char" svg:width="1.058cm" svg:height="4.498cm" draw:z-index="7"><draw:image xlink:href="http://2.bp.blogspot.com/--vuieai7-4s/Twm8UiIon4I/AAAAAAAAAQU/PZpTmVDCt58/s200/floating%2Bcontact%2Bme%2Bbutton.png" xlink:type="simple" xlink:show="embed" xlink:actuate="onLoad"/></draw:frame></draw:a> </text:p>
      <text:section text:style-name="Sect1" text:name="header">
        <text:p text:style-name="Standard"/>
        <text:section text:style-name="Sect1" text:name="Header1">
          <text:p text:style-name="Standard"/>
          <text:section text:style-name="Sect1" text:name="header-inner">
            <text:h text:style-name="Heading_20_1" text:outline-level="1"><text:a xlink:type="simple" xlink:href="http://sysnetnotes.blogspot.in/">Sysnet Notes</text:a> </text:h>
            <text:p text:style-name="Text_20_body">System and Networking Notes with Interview Questions</text:p>
          </text:section>
        </text:section>
      </text:section>
      <text:section text:style-name="Sect1" text:name="header-right">
        <text:p text:style-name="Standard"/>
        <text:section text:style-name="Sect1" text:name="HTML3">
          <text:p text:style-name="Text_20_body"><draw:control text:anchor-type="as-char" draw:z-index="0" draw:style-name="gr1" draw:text-style-name="P43" svg:width="5.398cm" svg:height="0.821cm" draw:control="control1"/> </text:p>
        </text:section>
      </text:section>
      <text:section text:style-name="Sect1" text:name="main-nav-main">
        <text:p text:style-name="Standard"/>
        <text:section text:style-name="Sect1" text:name="HTML99">
          <text:p text:style-name="Text_20_body"/>
        </text:section>
      </text:section>
      <text:section text:style-name="Sect1" text:name="content">
        <text:p text:style-name="Standard"/>
        <text:section text:style-name="Sect1" text:name="HTML10">
          <text:p text:style-name="Standard"/>
          <text:section text:style-name="Sect1" text:name="wcdropdown">
            <text:p text:style-name="Standard"/>
            <text:section text:style-name="Sect1" text:name="wcddmenu">
              <text:list xml:id="list1215052374" text:style-name="L3">
                <text:list-item>
                  <text:p text:style-name="P13"><text:a xlink:type="simple" xlink:href="http://sysnetnotes.blogspot.in/2013/08/access-list-notes-numbered-and-named-acl.html#">Home &gt;</text:a> </text:p>
                  <text:list>
                    <text:list-item>
                      <text:p text:style-name="P13"><text:a xlink:type="simple" xlink:href="http://sysnetnotes.blogspot.in/">Home</text:a> </text:p>
                    </text:list-item>
                    <text:list-item>
                      <text:p text:style-name="P13"><text:a xlink:type="simple" xlink:href="http://sysnetnotes.blogspot.in/p/index.html" office:target-frame-name="_blank" xlink:show="new">Index</text:a> </text:p>
                    </text:list-item>
                  </text:list>
                </text:list-item>
                <text:list-item>
                  <text:p text:style-name="P13"><text:a xlink:type="simple" xlink:href="http://sysnetnotes.blogspot.in/p/home.html">Cisco Notes </text:a></text:p>
                </text:list-item>
                <text:list-item>
                  <text:p text:style-name="P13"><text:a xlink:type="simple" xlink:href="http://sysnetnotes.blogspot.com/p/popular-posts.html">Popular Posts</text:a> </text:p>
                </text:list-item>
                <text:list-item>
                  <text:p text:style-name="P13"><text:a xlink:type="simple" xlink:href="http://sysnetnotes.blogspot.in/2013/08/access-list-notes-numbered-and-named-acl.html#">Interview &gt;</text:a> </text:p>
                  <text:list>
                    <text:list-item>
                      <text:p text:style-name="P13"><text:a xlink:type="simple" xlink:href="http://sysnetnotes.blogspot.com/2013/06/ccna-ccnp-interview-questions_24.html">Interview Questions</text:a> </text:p>
                    </text:list-item>
                    <text:list-item>
                      <text:p text:style-name="P13"><text:a xlink:type="simple" xlink:href="http://sysnetnotes.blogspot.com/2013/05/tips-for-preparing-for-interview.html">Interview Preparation</text:a> </text:p>
                    </text:list-item>
                  </text:list>
                </text:list-item>
                <text:list-item>
                  <text:p text:style-name="P13"><text:a xlink:type="simple" xlink:href="http://sysnetnotes.blogspot.in/2013/08/access-list-notes-numbered-and-named-acl.html#">Routing &gt;</text:a> </text:p>
                  <text:list>
                    <text:list-item>
                      <text:p text:style-name="P13"><text:a xlink:type="simple" xlink:href="http://sysnetnotes.blogspot.in/search/label/Static%20routing">Static Routing</text:a> </text:p>
                    </text:list-item>
                    <text:list-item>
                      <text:p text:style-name="P13"><text:a xlink:type="simple" xlink:href="http://sysnetnotes.blogspot.in/search/label/OSPF">OSPF</text:a> </text:p>
                    </text:list-item>
                    <text:list-item>
                      <text:p text:style-name="P13"><text:a xlink:type="simple" xlink:href="http://sysnetnotes.blogspot.in/search/label/EIGRP">EIGRP</text:a> </text:p>
                    </text:list-item>
                    <text:list-item>
                      <text:p text:style-name="P13"><text:a xlink:type="simple" xlink:href="http://sysnetnotes.blogspot.in/search/label/BGP">BGP</text:a> </text:p>
                    </text:list-item>
                    <text:list-item>
                      <text:p text:style-name="P13"><text:a xlink:type="simple" xlink:href="http://sysnetnotes.blogspot.in/p/ccnp-route.html">CCNP Route</text:a> </text:p>
                    </text:list-item>
                  </text:list>
                </text:list-item>
                <text:list-item>
                  <text:p text:style-name="P13"><text:a xlink:type="simple" xlink:href="http://sysnetnotes.blogspot.in/2013/08/access-list-notes-numbered-and-named-acl.html#">Switching &gt;</text:a> </text:p>
                  <text:list>
                    <text:list-item>
                      <text:p text:style-name="P13"><text:a xlink:type="simple" xlink:href="http://sysnetnotes.blogspot.in/p/var-numposts-100var-standardstyling_1854.html">VLAN</text:a> </text:p>
                    </text:list-item>
                    <text:list-item>
                      <text:p text:style-name="P13"><text:a xlink:type="simple" xlink:href="http://sysnetnotes.blogspot.in/search/label/VTP">VTP</text:a> </text:p>
                    </text:list-item>
                    <text:list-item>
                      <text:p text:style-name="P13"><text:a xlink:type="simple" xlink:href="http://sysnetnotes.blogspot.in/search/label/STP">STP</text:a> </text:p>
                    </text:list-item>
                    <text:list-item>
                      <text:p text:style-name="P13"><text:a xlink:type="simple" xlink:href="http://sysnetnotes.blogspot.in/search/label/MPLS">MPLS</text:a> </text:p>
                    </text:list-item>
                    <text:list-item>
                      <text:p text:style-name="P13"><text:a xlink:type="simple" xlink:href="http://sysnetnotes.blogspot.in/p/var-numposts-100var-standardstyling_5.html">CCNP Switching</text:a> </text:p>
                    </text:list-item>
                  </text:list>
                </text:list-item>
                <text:list-item>
                  <text:p text:style-name="P13"><text:a xlink:type="simple" xlink:href="http://sysnetnotes.blogspot.in/2013/08/access-list-notes-numbered-and-named-acl.html#">More&gt; </text:a></text:p>
                  <text:list>
                    <text:list-item>
                      <text:p text:style-name="P13"><text:a xlink:type="simple" xlink:href="http://sysnetnotes.blogspot.in/search/label/short%20notes">Short Notes</text:a> </text:p>
                    </text:list-item>
                    <text:list-item>
                      <text:p text:style-name="P13"><text:soft-page-break/><text:a xlink:type="simple" xlink:href="http://sysnetnotes.blogspot.in/p/faq.html">FAQ</text:a> </text:p>
                    </text:list-item>
                    <text:list-item>
                      <text:p text:style-name="P13"><text:a xlink:type="simple" xlink:href="http://sysnetnotes.blogspot.in/search/label/Security">Security</text:a> </text:p>
                    </text:list-item>
                    <text:list-item>
                      <text:p text:style-name="P13"><text:a xlink:type="simple" xlink:href="http://sysnetnotes.blogspot.in/search/label/Configuration">Configuration</text:a> </text:p>
                    </text:list-item>
                    <text:list-item>
                      <text:p text:style-name="P3"><text:a xlink:type="simple" xlink:href="http://sysnetnotes.blogspot.in/search/label/MCP">Microsoft</text:a> </text:p>
                    </text:list-item>
                  </text:list>
                </text:list-item>
              </text:list>
            </text:section>
            <text:section text:style-name="Sect1" text:name="wctopdropsoc">
              <text:p text:style-name="Standard"><draw:a xlink:type="simple" xlink:href="http://shabeeribm.in/" office:target-frame-name="_blank" xlink:show="new"><draw:frame draw:style-name="fr3" draw:name="graphics2" text:anchor-type="as-char" svg:width="2.05cm" svg:height="1.051cm" draw:z-index="1"><draw:image xlink:href="http://blog.talkingidentity.com/wp-content/uploads/2013/06/icon-aboutme.png" xlink:type="simple" xlink:show="embed" xlink:actuate="onLoad"/><svg:title>About Me</svg:title></draw:frame></draw:a> <draw:a xlink:type="simple" xlink:href="http://www.linkedin.com/in/shabeeribm" office:target-frame-name="_blank" xlink:show="new"><draw:frame draw:style-name="fr3" draw:name="graphics3" text:anchor-type="as-char" svg:width="2.05cm" svg:height="1.051cm" draw:z-index="2"><draw:image xlink:href="http://www.gmac.com/%7E/media/Images/gmac/icons/linkedin-32-2.png" xlink:type="simple" xlink:show="embed" xlink:actuate="onLoad"/><svg:title>Add on LinkedIn</svg:title></draw:frame></draw:a> <draw:a xlink:type="simple" xlink:href="http://www.facebook.com/sysnetnotes" office:target-frame-name="_blank" xlink:show="new"><draw:frame draw:style-name="fr3" draw:name="graphics4" text:anchor-type="as-char" svg:width="2.05cm" svg:height="1.051cm" draw:z-index="3"><draw:image xlink:href="http://iconbug.com/data/67/32/164cd9fc1c0872f65b0d062c50677d06.png" xlink:type="simple" xlink:show="embed" xlink:actuate="onLoad"/><svg:title>Join Us on Facebook</svg:title></draw:frame></draw:a> <draw:a xlink:type="simple" xlink:href="https://twitter.com/shabeeribm" office:target-frame-name="_blank" xlink:show="new"><draw:frame draw:style-name="fr3" draw:name="graphics5" text:anchor-type="as-char" svg:width="2.05cm" svg:height="1.051cm" draw:z-index="4"><draw:image xlink:href="http://www.rideuta.com/images/layout/twitter.png" xlink:type="simple" xlink:show="embed" xlink:actuate="onLoad"/><svg:title>Follow on Twitter</svg:title></draw:frame></draw:a> <draw:a xlink:type="simple" xlink:href="http://www.reddit.com/r/cisconotes/" office:target-frame-name="_blank" xlink:show="new"><draw:frame draw:style-name="fr3" draw:name="graphics6" text:anchor-type="as-char" svg:width="2.05cm" svg:height="1.051cm" draw:z-index="5"><draw:image xlink:href="http://www.tempestcarhire.co.za/images/social/top/reddit_32.png" xlink:type="simple" xlink:show="embed" xlink:actuate="onLoad"/><svg:title>About Me</svg:title></draw:frame></draw:a> </text:p>
            </text:section>
          </text:section>
        </text:section>
        <text:section text:style-name="Sect1" text:name="Blog1">
          <text:h text:style-name="Heading_20_1" text:outline-level="1">Access List notes: Numbered and Named ACL </text:h>
          <text:p text:style-name="P22"><text:span text:style-name="T1">by Shabeer ibm</text:span> </text:p>
          <text:section text:style-name="Sect1" text:name="post-body-3482731332446140013">
            <text:p text:style-name="P14"><text:span text:style-name="Strong_20_Emphasis"><text:span text:style-name="T2">Access Control Lists (ACLs)</text:span></text:span><text:span text:style-name="T2"> </text:span></text:p>
            <text:p text:style-name="Text_20_body">Access control lists (ACLs) are set of rules which allows you to permit or deny packets based on source and destination IP address, IP protocol information, or TCP or UDP protocol information. You can configure the following types of ACLs:<text:line-break/><text:line-break/>• <text:span text:style-name="T7">Standard </text:span>– Permits or denies packets based on source IP address. Valid standard ACL IDs are 1 – 99<text:line-break/>• <text:span text:style-name="T7">Extended</text:span> – Permits or denies packets based on source and destination IP address and also based on IP protocol information. Valid extended ACL IDs are a number from 100 – 199<text:line-break/><text:line-break/>Access-lists use wildcard masks to match traffic.<text:span text:style-name="T2">Access control lists (ACLs) can be used for two purposes on Cisco devices: <text:line-break/>•  </text:span><text:span text:style-name="T3">To filter traffic <text:line-break/>•  To identify traffic</text:span><text:line-break/><text:line-break/><text:span text:style-name="T2">When filtering traffic, access lists are applied on interfaces. As a packet passes through a router, the top line of the rule list is checked first, and the router continues to go down the list until a match is made. Once a match is made, the packet is either permitted or denied.</text:span><text:line-break/>  <text:line-break/><text:span text:style-name="Strong_20_Emphasis"><text:span text:style-name="T2">NOTE :</text:span></text:span><text:span text:style-name="T2"> </text:span><text:span text:style-name="Strong_20_Emphasis"><text:span text:style-name="Emphasis"><text:span text:style-name="T2">There is an implicit ‘deny all’ at the end of all access lists. We cant delete it.So an access lists that contain only deny statements will prevent all traffic.If you want ACL to allow traffic there must be a permit statement </text:span></text:span></text:span><text:line-break/>  <text:line-break/><text:span text:style-name="T2">Access lists are applied either inbound (packets received on an interface, before routing), or outbound (packets leaving an interface, after routing). </text:span><text:span text:style-name="Strong_20_Emphasis"><text:span text:style-name="T2">Only one access list per interface, per protocol, per direction is allowed. </text:span></text:span><text:line-break/>  <text:line-break/><text:span text:style-name="T2">Even filtering traffic is the primary use of access lists, there are several instances when it is necessary to identify traffic using ACLs, including: </text:span><text:line-break/>•  <text:span text:style-name="T2">Identifying interesting traffic to bring up an ISDN link or VPN tunnel<text:line-break/>•  Identifying routes to filter or allow in routing updates<text:line-break/>•  Identifying traffic for QoS purposes</text:span><text:line-break/><text:span text:style-name="T2"><text:line-break/></text:span><text:span text:style-name="Strong_20_Emphasis"><text:span text:style-name="T2">Types of Access List </text:span></text:span><text:line-break/><text:span text:style-name="T2">There are two categories of access lists: </text:span><text:line-break/><text:soft-page-break/><text:span text:style-name="T3"><text:line-break/>Numbered ACL</text:span> <text:span text:style-name="T2">.it is the basic one.You cannot remove individual lines from a numbered access list. The entire access list must be deleted and recreated. All new entries to a numbered access list are added to the bottom. Best practice is to use a text editor to manage your access-lists.</text:span><text:line-break/><text:span text:style-name="T2">There are two common types of numbered access lists: </text:span></text:p>
            <text:list xml:id="list664892478" text:style-name="L4">
              <text:list-item>
                <text:p text:style-name="P15"><text:span text:style-name="T2">IP standard access lists </text:span> </text:p>
              </text:list-item>
              <text:list-item>
                <text:p text:style-name="P4"><text:span text:style-name="T2">IP extended access lists</text:span> </text:p>
              </text:list-item>
            </text:list>
            <text:p text:style-name="Text_20_body"><text:span text:style-name="Strong_20_Emphasis"><text:span text:style-name="T2">Named ACL</text:span></text:span> <text:span text:style-name="T2">provide more flexibility than Numbered access list.We can give names to identify your access-lists. individual lines can be removed from a named access-list. All new entries are  added to the bottom of the access list like numbered ACL</text:span><text:line-break/><text:span text:style-name="T2">There are two common types of named access lists: </text:span></text:p>
            <text:list xml:id="list838530434" text:style-name="L5">
              <text:list-item>
                <text:p text:style-name="P16"><text:span text:style-name="T2">IP standard named access lists </text:span> </text:p>
              </text:list-item>
              <text:list-item>
                <text:p text:style-name="P5"><text:span text:style-name="T2">IP extended named access lists </text:span> </text:p>
              </text:list-item>
            </text:list>
            <text:p text:style-name="Text_20_body"><text:span text:style-name="T3">How to permit or deny a specific host in </text:span><text:span text:style-name="T7">Access </text:span><text:span text:style-name="T3">list ?</text:span><text:line-break/><text:span text:style-name="T2">we can use an example of 172.16.10.1 .As we want to block a specific address(host) in a network, we can use wildcard mask "</text:span><text:span text:style-name="T3">0.0.0.0</text:span><text:span text:style-name="T2">" .all octet in wildcard mask set to "0" means every octet </text:span> <text:span text:style-name="T2">must be matched.</text:span><text:line-break/>  <text:line-break/><text:span text:style-name="T2">There are actually two ways we can match a host: <text:line-break/>•  Using a wildcard mask "</text:span><text:span text:style-name="T3">0.0.0.0</text:span><text:span text:style-name="T2">" – 172.16.10.1 </text:span><text:span text:style-name="T3">0.0.0.0 </text:span><text:span text:style-name="T2"><text:line-break/>•  Using the keyword “</text:span><text:span text:style-name="T3">host</text:span><text:span text:style-name="T2">” – host 172.16.10.1 </text:span><text:line-break/>  <text:line-break/><text:span text:style-name="T3">Above method is use to match exactly a host.So how what we do to match the all address ? </text:span><text:line-break/><text:span text:style-name="T2">There are actually two ways we can match all addresses: <text:line-break/>•  Using a wildcard mask  "</text:span><text:span text:style-name="T3">255.255.255.255</text:span><text:span text:style-name="T2">" -  0.0.0.0 </text:span><text:span text:style-name="T3">255.255.255.255</text:span><text:span text:style-name="T2"><text:line-break/>•  Using the keyword “</text:span><text:span text:style-name="T3">any</text:span><text:span text:style-name="T2">” – any source or destination</text:span><text:line-break/>  <text:line-break/><text:span text:style-name="Strong_20_Emphasis"><text:span text:style-name="T2">Standard IP Access List</text:span></text:span><text:span text:style-name="T2"> </text:span><text:line-break/><text:span text:style-name="T4">Syntax</text:span></text:p>
            <text:p text:style-name="Quotations"><text:span text:style-name="T2">access-list [</text:span><text:span text:style-name="Strong_20_Emphasis"><text:span text:style-name="T2">1-99</text:span></text:span><text:span text:style-name="T2">] [</text:span><text:span text:style-name="Strong_20_Emphasis"><text:span text:style-name="T2">permit </text:span></text:span><text:span text:style-name="T2">| </text:span><text:span text:style-name="Strong_20_Emphasis"><text:span text:style-name="T2">deny</text:span></text:span><text:span text:style-name="T2">] [</text:span><text:span text:style-name="Strong_20_Emphasis"><text:span text:style-name="T2">source address</text:span></text:span><text:span text:style-name="T2">] [</text:span><text:span text:style-name="Strong_20_Emphasis"><text:span text:style-name="T2">wildcard mask</text:span></text:span><text:span text:style-name="T2">]</text:span></text:p>
            <text:p text:style-name="Text_20_body"><text:span text:style-name="T2">Standard IP access-lists are based upon the source host or network IP address, and should be placed closest to the destination network. Range of standard access list is from 1-99</text:span><text:line-break/><text:span text:style-name="Strong_20_Emphasis"><text:span text:style-name="T2">Example</text:span></text:span><text:span text:style-name="T2"><text:line-break/>Qn : Block network 172.20.0.0 from accessing the 172.19.0.0 network</text:span></text:p>
            <text:list xml:id="list1033255429" text:style-name="L6">
              <text:list-item>
                <text:p text:style-name="P34"><text:span text:style-name="Strong_20_Emphasis"><text:span text:style-name="T2">Router(config)#  access-list 20 deny 172.20.0.0 0.0.255.255 </text:span></text:span> </text:p>
              </text:list-item>
              <text:list-item>
                <text:p text:style-name="P25"><text:span text:style-name="Strong_20_Emphasis"><text:span text:style-name="T2">Router(config)#  access-list 20 permit any</text:span></text:span> </text:p>
              </text:list-item>
            </text:list>
            <text:p text:style-name="Text_20_body"><text:span text:style-name="Strong_20_Emphasis"><text:span text:style-name="T2">Note :</text:span></text:span><text:span text:style-name="T2"> Access list must be created on the router which is close to destination</text:span></text:p>
            <text:list xml:id="list1110194687" text:style-name="L7">
              <text:list-item>
                <text:p text:style-name="P17"><text:span text:style-name="T2">First line deny all hosts on the 172.20.x.x network.</text:span> </text:p>
              </text:list-item>
              <text:list-item>
                <text:p text:style-name="P6"><text:soft-page-break/><text:span text:style-name="T2">The second line uses a keyword of "any", which will match (permit) any other address. </text:span> </text:p>
              </text:list-item>
            </text:list>
            <text:p text:style-name="Text_20_body"><text:span text:style-name="T5">Always remember that you must have at last one permit statement in your access list.otherwise all traffic will be blocked because of implicit deny at the end </text:span><text:line-break/><text:span text:style-name="T2"><text:line-break/>Creating a access-list wont do anything it the network.It must be applied on an interface.To apply this access list, we would configure the following on Router:</text:span></text:p>
            <text:list xml:id="list1634230559" text:style-name="L8">
              <text:list-item>
                <text:p text:style-name="P35">  <text:span text:style-name="Strong_20_Emphasis"><text:span text:style-name="T2">Router(config)#  int s0 </text:span></text:span> </text:p>
              </text:list-item>
              <text:list-item>
                <text:p text:style-name="P26"><text:span text:style-name="Strong_20_Emphasis">  </text:span><text:span text:style-name="Strong_20_Emphasis"><text:span text:style-name="T2">Router(config-if)#  ip access-group 20 in</text:span></text:span> </text:p>
              </text:list-item>
            </text:list>
            <text:p text:style-name="Text_20_body"><text:span text:style-name="Strong_20_Emphasis"><text:span text:style-name="T2">To view all IP access lists configured on the router:  </text:span></text:span></text:p>
            <text:p text:style-name="Quotations">  <text:span text:style-name="T3">Router#  show ip access-list   </text:span></text:p>
            <text:p text:style-name="Text_20_body"><text:span text:style-name="Strong_20_Emphasis"><text:span text:style-name="T2">To view what interface an access-list is configured on:</text:span></text:span><text:span text:style-name="T2">  </text:span></text:p>
            <text:list xml:id="list973898683" text:style-name="L9">
              <text:list-item>
                <text:p text:style-name="P36"><text:span text:style-name="T3">Router#  show ip interface</text:span> </text:p>
              </text:list-item>
              <text:list-item>
                <text:p text:style-name="P27"><text:span text:style-name="T3">Router#  show running-config</text:span> </text:p>
              </text:list-item>
            </text:list>
            <text:p text:style-name="Text_20_body"><text:span text:style-name="Strong_20_Emphasis"><text:span text:style-name="T2">Extended IP Access List</text:span></text:span><text:span text:style-name="T2"> </text:span><text:line-break/><text:span text:style-name="T4">Syntax</text:span></text:p>
            <text:p text:style-name="Quotations"><text:span text:style-name="T2">access-list [</text:span><text:span text:style-name="Strong_20_Emphasis"><text:span text:style-name="T2">100-199</text:span></text:span><text:span text:style-name="T2">] [</text:span><text:span text:style-name="Strong_20_Emphasis"><text:span text:style-name="T2">permit | deny</text:span></text:span><text:span text:style-name="T2">] [</text:span><text:span text:style-name="Strong_20_Emphasis"><text:span text:style-name="T2">protocol</text:span></text:span><text:span text:style-name="T2">] [</text:span><text:span text:style-name="Strong_20_Emphasis"><text:span text:style-name="T2">source address</text:span></text:span><text:span text:style-name="T2">] [</text:span><text:span text:style-name="Strong_20_Emphasis"><text:span text:style-name="T2">wildcard mask</text:span></text:span><text:span text:style-name="T2">] [</text:span><text:span text:style-name="Strong_20_Emphasis"><text:span text:style-name="T2">destination address</text:span></text:span><text:span text:style-name="T2">] [</text:span><text:span text:style-name="Strong_20_Emphasis"><text:span text:style-name="T2">wildcard mask</text:span></text:span><text:span text:style-name="T2">] [</text:span><text:span text:style-name="Strong_20_Emphasis"><text:span text:style-name="T2">operator</text:span></text:span><text:span text:style-name="T2">]</text:span><text:span text:style-name="Strong_20_Emphasis"><text:span text:style-name="T2"> </text:span></text:span><text:span text:style-name="T2">[</text:span><text:span text:style-name="Strong_20_Emphasis"><text:span text:style-name="T2">port</text:span></text:span><text:span text:style-name="T2">]</text:span></text:p>
            <text:p text:style-name="Text_20_body"><text:span text:style-name="T2">Extended IP access-lists block based upon the source IP address, destination IP address, and TCP or UDP port number. Extended access-lists should be placed closest to the source network.</text:span><text:line-break/><text:span text:style-name="Strong_20_Emphasis"><text:span text:style-name="T2">Example :</text:span></text:span></text:p>
            <text:list xml:id="list1298476792" text:style-name="L10">
              <text:list-item>
                <text:p text:style-name="P37"><text:span text:style-name="T3">access-list 100 deny tcp host 1.1.1.1 host 2.2.2.2 eq 23</text:span> </text:p>
              </text:list-item>
              <text:list-item>
                <text:p text:style-name="P37"><text:span text:style-name="T3">access-list 100 deny tcp 3.3.3.0 0.0.0.255 any eq 80</text:span> </text:p>
              </text:list-item>
              <text:list-item>
                <text:p text:style-name="P28"><text:span text:style-name="T3">access-list 100 permit ip any any</text:span><text:span text:style-name="T7"> </text:span> </text:p>
              </text:list-item>
            </text:list>
            <text:list xml:id="list1020699245" text:style-name="L11">
              <text:list-item>
                <text:p text:style-name="P18"><text:span text:style-name="T2">The first line deny host 1.1.1.1 from accessing host 2.2.2.2 via telnet (port 23) </text:span> </text:p>
              </text:list-item>
              <text:list-item>
                <text:p text:style-name="P18"><text:span text:style-name="T2">The second line deny http (eq port 80)access of 3.3.3.0 network </text:span> </text:p>
              </text:list-item>
              <text:list-item>
                <text:p text:style-name="P7"><text:span text:style-name="T2">The third line allows all other traffic</text:span>  </text:p>
              </text:list-item>
            </text:list>
            <text:p text:style-name="P8">Like our earlier example this ACL also be applied on interface to take effect.To apply this access list, we would configure the following command</text:p>
            <text:list xml:id="list1488018312" text:style-name="L12">
              <text:list-item>
                <text:p text:style-name="P38"><text:span text:style-name="T3">int fa 0/0</text:span> </text:p>
              </text:list-item>
              <text:list-item>
                <text:p text:style-name="P29"><text:span text:style-name="T3">ip access-group 100 in</text:span>  </text:p>
              </text:list-item>
            </text:list>
            <text:p text:style-name="Text_20_body"><text:span text:style-name="T2">In the above example we used eq port 80 to block http.</text:span><text:a xlink:type="simple" xlink:href="http://sysnetnotes.blogspot.com/2013/08/basics-commonly-used-port-numbers.html" office:target-frame-name="_blank" xlink:show="new"><text:span text:style-name="T2">Click here</text:span></text:a><text:span text:style-name="T2"> to view the list of common ports used</text:span><text:line-break/>  <text:line-break/><text:span text:style-name="T2">We can use several other operators for port numbers: </text:span></text:p>
            <text:list xml:id="list239584227" text:style-name="L13">
              <text:list-item>
                <text:p text:style-name="P19"><text:soft-page-break/><text:span text:style-name="Strong_20_Emphasis"><text:span text:style-name="T2">eq</text:span></text:span><text:span text:style-name="T2">  Matches a specific port </text:span> </text:p>
              </text:list-item>
              <text:list-item>
                <text:p text:style-name="P19"><text:span text:style-name="Strong_20_Emphasis"><text:span text:style-name="T2">gt</text:span></text:span><text:span text:style-name="T2">  Matches all ports greater than the port specified </text:span> </text:p>
              </text:list-item>
              <text:list-item>
                <text:p text:style-name="P19"><text:span text:style-name="Strong_20_Emphasis"><text:span text:style-name="T2">lt</text:span></text:span><text:span text:style-name="T2">  Matches all ports less than the port specified </text:span> </text:p>
              </text:list-item>
              <text:list-item>
                <text:p text:style-name="P19"><text:span text:style-name="Strong_20_Emphasis"><text:span text:style-name="T2">neq</text:span></text:span><text:span text:style-name="T2">  Matches all ports except for the port specified </text:span> </text:p>
              </text:list-item>
              <text:list-item>
                <text:p text:style-name="P10"><text:span text:style-name="Strong_20_Emphasis"><text:span text:style-name="T2">range</text:span></text:span><text:span text:style-name="T2">  Match a specific inclusive range of ports</text:span> </text:p>
              </text:list-item>
            </text:list>
            <text:p text:style-name="P9">The following will match all ports greater than 100: </text:p>
            <text:p text:style-name="P30">Router(config)#  access-list 101 permit tcp any host 172.16.10.10 gt 100</text:p>
            <text:p text:style-name="P9">The following will match all ports less than 1024: </text:p>
            <text:p text:style-name="P30">Router(config)#  access-list 101 permit tcp any host 172.16.10.10 lt 1024</text:p>
            <text:p text:style-name="P9">The following will match all ports that do not equal 443: </text:p>
            <text:p text:style-name="P30">Router(config)#  access-list 101 permit tcp any host 172.16.10.10 neq 443</text:p>
            <text:p text:style-name="P9">The following will match all ports between 80 and 88: </text:p>
            <text:p text:style-name="P30">Router(config)#  access-list 101 permit tcp any host 172.16.10.10 range 80 88</text:p>
            <text:p text:style-name="Text_20_body"><text:span text:style-name="Strong_20_Emphasis"><text:span text:style-name="T6">Named Access Lists</text:span></text:span><text:span text:style-name="T2"><text:line-break/>Named access lists provide us with two advantages over numbered access lists. First, we can apply an identifiable name to an access list, for documentation purposes. Second, we can remove individual lines in a named access-list, which is not possible with numbered access lists. </text:span><text:line-break/><text:span text:style-name="T2"><text:line-break/>Please note, though we can remove individual lines in a named access list, we cannot insert individual lines into that named access list. New entries are always placed at the bottom of a named access list </text:span><text:line-break/>  <text:line-break/><text:span text:style-name="Strong_20_Emphasis"><text:span text:style-name="T2">To create a standard named access list, the syntax would be as follows: </text:span></text:span><text:span text:style-name="T2">  </text:span></text:p>
            <text:list xml:id="list1705788335" text:style-name="L14">
              <text:list-item>
                <text:p text:style-name="P39"><text:span text:style-name="T3">Router(config)#  ip access-list standard NAME</text:span> </text:p>
              </text:list-item>
              <text:list-item>
                <text:p text:style-name="P39"><text:span text:style-name="T3">Router(config-std-nacl)#  deny 172.18.0.0 0.0.255.255</text:span> </text:p>
              </text:list-item>
              <text:list-item>
                <text:p text:style-name="P31"><text:span text:style-name="T3">Router(config-std-nacl)#  permit any </text:span> </text:p>
              </text:list-item>
            </text:list>
            <text:p text:style-name="Text_20_body"><text:span text:style-name="T7">To create an extended named access list, the syntax would be as follows:</text:span>  </text:p>
            <text:list xml:id="list1246349922" text:style-name="L15">
              <text:list-item>
                <text:p text:style-name="P40"><text:span text:style-name="T3">Router(config)#  ip access-list extended NAME</text:span> </text:p>
              </text:list-item>
              <text:list-item>
                <text:p text:style-name="P40"><text:span text:style-name="T3">Router(config-ext-nacl)# permit tcp 172.18.0.0 0.0.255.255 host 172.16.10.10 eq 80</text:span> </text:p>
              </text:list-item>
              <text:list-item>
                <text:p text:style-name="P40"><text:span text:style-name="T3">Router(config-ext-nacl)#  deny ip 172.18.0.0 0.0.255.255 172.16.0.0 0.0.255.255</text:span> </text:p>
              </text:list-item>
              <text:list-item>
                <text:p text:style-name="P32"><text:span text:style-name="T3">Router(config-ext-nacl)#  permit ip any any</text:span> </text:p>
              </text:list-item>
            </text:list>
            <text:p text:style-name="Text_20_body"><text:soft-page-break/><text:span text:style-name="Strong_20_Emphasis"><text:span text:style-name="T2">Troubleshooting</text:span></text:span></text:p>
            <text:list xml:id="list1163001147" text:style-name="L16">
              <text:list-item>
                <text:p text:style-name="P41"><text:span text:style-name="T3">show access-lists [&lt;number&gt; | &lt;name&gt;]</text:span> </text:p>
              </text:list-item>
              <text:list-item>
                <text:p text:style-name="P41"><text:span text:style-name="T3">show ip access-lists [&lt;number&gt; | &lt;name&gt;]</text:span> </text:p>
              </text:list-item>
              <text:list-item>
                <text:p text:style-name="P41"><text:span text:style-name="T3">show ip access-lists interface &lt;interface&gt;</text:span> </text:p>
              </text:list-item>
              <text:list-item>
                <text:p text:style-name="P41"><text:span text:style-name="T3">show ip access-lists dynamic</text:span> </text:p>
              </text:list-item>
              <text:list-item>
                <text:p text:style-name="P33"><text:span text:style-name="T3">show ip interface [&lt;interface&gt;]</text:span> </text:p>
              </text:list-item>
            </text:lis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roid Serif" svg:font-family="'Droid Serif', Calibri, 'Times New Roman', serif"/>
    <style:font-face style:name="Lohit Hindi1" svg:font-family="'Lohit Hindi'"/>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admin </meta:initial-creator>
    <meta:creation-date>2014-04-16T12:39:59</meta:creation-date>
    <dc:date>2014-04-16T12:40:45</dc:date>
    <dc:creator>uadmin </dc:creator>
    <meta:editing-duration>P0D</meta:editing-duration>
    <meta:editing-cycles>1</meta:editing-cycles>
    <meta:document-statistic meta:table-count="0" meta:image-count="6" meta:object-count="0" meta:page-count="6" meta:paragraph-count="97" meta:word-count="1344" meta:character-count="8072" meta:non-whitespace-character-count="6680"/>
    <meta:generator>LibreOffice/3.5$Linux_x86 LibreOffice_project/350m1$Build-2</meta:generator>
  </office:meta>
</office:document-meta>
</file>